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0.5854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2071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99ffcc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fo:background-color="#ff33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atisfie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'3</text:p>
          </table:table-cell>
          <table:table-cell office:value-type="string" calcext:value-type="string">
            <text:p>o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erat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oderate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'5</text:p>
          </table:table-cell>
          <table:table-cell office:value-type="string" calcext:value-type="string">
            <text:p>o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Satisfied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Low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office:value-type="string" calcext:value-type="string">
            <text:p>Mixed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1:Sheet1.E3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2T11:31:42.024985951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258" meta:object-count="0"/>
  </office:meta>
</office:document-meta>
</file>